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6f9d4" draw:textarea-horizontal-align="justify" draw:textarea-vertical-align="middle" draw:auto-grow-height="false" fo:min-height="7.624cm" fo:min-width="4.961cm"/>
    </style:style>
    <style:style style:name="gr2" style:family="graphic" style:parent-style-name="standard">
      <style:graphic-properties draw:fill="solid" draw:fill-color="#f6f9d4" draw:textarea-horizontal-align="justify" draw:textarea-vertical-align="middle" draw:auto-grow-height="false" fo:min-height="7.624cm" fo:min-width="5.97cm"/>
    </style:style>
    <style:style style:name="gr3" style:family="graphic" style:parent-style-name="standard">
      <style:graphic-properties draw:fill="solid" draw:fill-color="#f6f9d4" draw:textarea-horizontal-align="justify" draw:textarea-vertical-align="middle" draw:auto-grow-height="false" fo:min-height="7.624cm" fo:min-width="6.104cm"/>
    </style:style>
    <style:style style:name="gr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5" style:family="graphic" style:parent-style-name="standard">
      <style:graphic-properties svg:stroke-color="#2a6099" draw:fill-color="#2a6099" draw:textarea-horizontal-align="justify" draw:textarea-vertical-align="middle" draw:auto-grow-height="false" fo:min-height="0.512cm" fo:min-width="1.786cm"/>
      <style:paragraph-properties style:writing-mode="lr-tb"/>
    </style:style>
    <style:style style:name="gr6" style:family="graphic" style:parent-style-name="standard">
      <style:graphic-properties svg:stroke-color="#00a933" draw:fill-color="#00a933" draw:textarea-horizontal-align="justify" draw:textarea-vertical-align="middle" draw:auto-grow-height="false" fo:min-height="0.512cm" fo:min-width="2.294cm"/>
      <style:paragraph-properties style:writing-mode="lr-tb"/>
    </style:style>
    <style:style style:name="gr7" style:family="graphic" style:parent-style-name="standard">
      <style:graphic-properties svg:stroke-color="#81d41a" draw:fill-color="#81d41a" draw:textarea-horizontal-align="justify" draw:textarea-vertical-align="middle" draw:auto-grow-height="false" fo:min-height="0.512cm" fo:min-width="5.088cm"/>
      <style:paragraph-properties style:writing-mode="lr-tb"/>
    </style:style>
    <style:style style:name="gr8" style:family="graphic" style:parent-style-name="standard">
      <style:graphic-properties svg:stroke-color="#81d41a" draw:fill-color="#81d41a" draw:textarea-horizontal-align="justify" draw:textarea-vertical-align="middle" draw:auto-grow-height="false" fo:min-height="1.331cm" fo:min-width="5.088cm"/>
      <style:paragraph-properties style:writing-mode="lr-tb"/>
    </style:style>
    <style:style style:name="gr9" style:family="graphic" style:parent-style-name="standard">
      <style:graphic-properties svg:stroke-color="#00a933" draw:fill-color="#00a933" draw:textarea-horizontal-align="justify" draw:textarea-vertical-align="middle" draw:auto-grow-height="false" fo:min-height="1.508cm" fo:min-width="4.996cm"/>
      <style:paragraph-properties style:writing-mode="lr-tb"/>
    </style:style>
    <style:style style:name="gr10" style:family="graphic" style:parent-style-name="standard">
      <style:graphic-properties svg:stroke-color="#2a6099" draw:fill-color="#2a6099" draw:textarea-horizontal-align="justify" draw:textarea-vertical-align="middle" draw:auto-grow-height="false" fo:min-height="1.524cm" fo:min-width="4.834cm"/>
      <style:paragraph-properties style:writing-mode="lr-tb"/>
    </style:style>
    <style:style style:name="gr11" style:family="graphic" style:parent-style-name="standard">
      <style:graphic-properties svg:stroke-color="#2a6099" draw:fill-color="#2a6099" draw:textarea-horizontal-align="justify" draw:textarea-vertical-align="middle" draw:auto-grow-height="false" fo:min-height="1.274cm" fo:min-width="2.793cm"/>
      <style:paragraph-properties style:writing-mode="lr-tb"/>
    </style:style>
    <style:style style:name="gr12" style:family="graphic" style:parent-style-name="standard">
      <style:graphic-properties svg:stroke-color="#f10d0c" draw:fill-color="#f10d0c" draw:textarea-horizontal-align="justify" draw:textarea-vertical-align="middle" draw:auto-grow-height="false" fo:min-height="0.512cm" fo:min-width="2.294cm"/>
      <style:paragraph-properties style:writing-mode="lr-tb"/>
    </style:style>
    <style:style style:name="gr13" style:family="graphic" style:parent-style-name="standard">
      <style:graphic-properties svg:stroke-color="#f10d0c" draw:fill-color="#f10d0c" draw:textarea-horizontal-align="justify" draw:textarea-vertical-align="middle" draw:auto-grow-height="false" fo:min-height="1.528cm" fo:min-width="3.945cm"/>
      <style:paragraph-properties style:writing-mode="lr-tb"/>
    </style:style>
    <style:style style:name="gr14" style:family="graphic" style:parent-style-name="standard">
      <style:graphic-properties svg:stroke-color="#f10d0c" draw:fill-color="#f10d0c" draw:textarea-horizontal-align="justify" draw:textarea-vertical-align="middle" draw:auto-grow-height="false" fo:min-height="1.325cm" fo:min-width="3.935cm"/>
      <style:paragraph-properties style:writing-mode="lr-tb"/>
    </style:style>
    <style:style style:name="gr15" style:family="graphic" style:parent-style-name="standard">
      <style:graphic-properties svg:stroke-color="#81d41a" draw:fill-color="#81d41a" draw:textarea-horizontal-align="justify" draw:textarea-vertical-align="middle" draw:auto-grow-height="false" fo:min-height="1.017cm" fo:min-width="5.426cm"/>
      <style:paragraph-properties style:writing-mode="lr-tb"/>
    </style:style>
    <style:style style:name="gr16" style:family="graphic" style:parent-style-name="standard">
      <style:graphic-properties svg:stroke-color="#81d41a" draw:fill-color="#81d41a" draw:textarea-horizontal-align="justify" draw:textarea-vertical-align="middle" draw:auto-grow-height="false" fo:min-height="1.147cm" fo:min-width="7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P1" style:family="paragraph">
      <loext:graphic-properties draw:fill="solid" draw:fill-color="#f6f9d4"/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-color="#2a6099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loext:graphic-properties draw:fill-color="#f10d0c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7.874cm" svg:x="15.478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cm" svg:height="7.874cm" svg:x="8.454cm" svg:y="4.9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04cm" svg:height="7.874cm" svg:x="1.254cm" svg:y="4.93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9.144cm" svg:height="0.962cm" svg:x="2.016cm" svg:y="2.197cm">
          <draw:text-box>
            <text:p text:style-name="P2"><text:span text:style-name="T1">Principe de fonctionnement</text:span></text:p>
          </draw:text-box>
        </draw:frame>
        <draw:custom-shape draw:style-name="gr5" draw:text-style-name="P5" draw:layer="layout" svg:width="2.286cm" svg:height="0.762cm" svg:x="1.954cm" svg:y="14.675cm">
          <text:p text:style-name="P4">Out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794cm" svg:height="0.762cm" svg:x="1.954cm" svg:y="15.691cm">
          <text:p text:style-name="P4">Entré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588cm" svg:height="0.762cm" svg:x="5.002cm" svg:y="15.702cm">
          <text:p text:style-name="P4">Entrée facultativ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588cm" svg:height="1.581cm" svg:x="1.854cm" svg:y="6.888cm">
          <text:p text:style-name="P4">Politiques d’entrée</text:p>
          <text:p text:style-name="P4"><text:span text:style-name="T2">preparePolicies.py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496cm" svg:height="1.758cm" svg:x="1.854cm" svg:y="10.291cm">
          <text:p text:style-name="P4">Entraînement</text:p>
          <text:p text:style-name="P4"><text:span text:style-name="T2">trainModel.py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334cm" svg:height="1.774cm" svg:x="9.085cm" svg:y="10.275cm">
          <text:p text:style-name="P4">Etude de gradient</text:p>
          <text:p text:style-name="P4"><text:span text:style-name="T2">GradientStudy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293cm" svg:height="1.524cm" svg:x="10.147cm" svg:y="6.969cm">
          <text:p text:style-name="P4">Vignette</text:p>
          <text:p text:style-name="P4"><text:span text:style-name="T2">Vignette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794cm" svg:height="0.762cm" svg:x="4.494cm" svg:y="14.686cm">
          <text:p text:style-name="P4">Sortie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445cm" svg:height="1.778cm" svg:x="15.905cm" svg:y="10.271cm">
          <text:p text:style-name="P4">SavedGrad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4.435cm" svg:height="1.575cm" svg:x="15.908cm" svg:y="6.888cm">
          <text:p text:style-name="P4">SavedVignette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5.926cm" svg:height="1.267cm" svg:x="21.455cm" svg:y="14.819cm">
          <text:p text:style-name="P4">Palette de couleur</text:p>
          <text:p text:style-name="P4"><text:span text:style-name="T2">colorTest.py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8.15cm" svg:height="1.397cm" svg:x="20.431cm" svg:y="3.032cm">
          <text:p text:style-name="P4">Fonctions de transformation</text:p>
          <text:p text:style-name="P4"><text:span text:style-name="T2">transformFunction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9" draw:layer="layout" svg:width="4.191cm" svg:height="1.436cm" svg:x="22.48cm" svg:y="7.177cm">
          <draw:text-box>
            <text:p text:style-name="P4">Affichage 3D</text:p>
            <text:p text:style-name="P4"><text:span text:style-name="T3">savedVignette.py</text:span></text:p>
          </draw:text-box>
        </draw:frame>
        <draw:frame draw:style-name="gr17" draw:text-style-name="P9" draw:layer="layout" svg:width="4.191cm" svg:height="1.91cm" svg:x="22.481cm" svg:y="10.177cm">
          <draw:text-box>
            <text:p text:style-name="P4">Affichage 2D</text:p>
            <text:p text:style-name="P4"><text:span text:style-name="T2">savedVignette.py</text:span></text:p>
            <text:p text:style-name="P4"><text:span text:style-name="T2">savedGradient.py</text:span></text:p>
          </draw:text-box>
        </draw:frame>
        <draw:line draw:style-name="gr18" draw:text-style-name="P10" draw:layer="layout" svg:x1="7.604cm" svg:y1="7.731cm" svg:x2="10.017cm" svg:y2="7.731cm">
          <text:p/>
        </draw:line>
        <draw:line draw:style-name="gr18" draw:text-style-name="P10" draw:layer="layout" svg:x1="7.477cm" svg:y1="11.033cm" svg:x2="9.128cm" svg:y2="11.033cm">
          <text:p/>
        </draw:line>
        <draw:line draw:style-name="gr18" draw:text-style-name="P10" draw:layer="layout" svg:x1="7.477cm" svg:y1="11.033cm" svg:x2="9.89cm" svg:y2="8.239cm">
          <text:p/>
        </draw:line>
        <draw:line draw:style-name="gr18" draw:text-style-name="P10" draw:layer="layout" svg:x1="13.891cm" svg:y1="7.731cm" svg:x2="15.732cm" svg:y2="7.731cm">
          <text:p/>
        </draw:line>
        <draw:line draw:style-name="gr18" draw:text-style-name="P10" draw:layer="layout" svg:x1="14.878cm" svg:y1="11.131cm" svg:x2="15.859cm" svg:y2="11.16cm">
          <text:p/>
        </draw:line>
        <draw:line draw:style-name="gr19" draw:text-style-name="P10" draw:layer="layout" svg:x1="20.678cm" svg:y1="7.731cm" svg:x2="22.519cm" svg:y2="7.731cm">
          <text:p text:style-name="P4"/>
        </draw:line>
        <draw:line draw:style-name="gr19" draw:text-style-name="P10" draw:layer="layout" svg:x1="20.665cm" svg:y1="7.731cm" svg:x2="22.463cm" svg:y2="10.652cm">
          <text:p/>
        </draw:line>
        <draw:line draw:style-name="gr19" draw:text-style-name="P10" draw:layer="layout" svg:x1="20.665cm" svg:y1="11.131cm" svg:x2="22.506cm" svg:y2="11.131cm">
          <text:p/>
        </draw:line>
        <draw:line draw:style-name="gr19" draw:text-style-name="P10" draw:layer="layout" svg:x1="24.395cm" svg:y1="4.683cm" svg:x2="24.395cm" svg:y2="6.969cm">
          <text:p/>
        </draw:line>
        <draw:line draw:style-name="gr19" draw:text-style-name="P10" draw:layer="layout" svg:x1="24.381cm" svg:y1="14.588cm" svg:x2="24.381cm" svg:y2="12.255cm">
          <text:p/>
        </draw:line>
        <draw:frame draw:style-name="gr20" draw:text-style-name="P12" draw:layer="layout" svg:width="3.937cm" svg:height="1.016cm" svg:x="2.524cm" svg:y="5.318cm">
          <draw:text-box>
            <text:p text:style-name="P11"><text:span text:style-name="T4">Préparation</text:span></text:p>
          </draw:text-box>
        </draw:frame>
        <draw:frame draw:style-name="gr21" draw:text-style-name="P13" draw:layer="layout" svg:width="2.278cm" svg:height="0.962cm" svg:x="10.606cm" svg:y="5.191cm">
          <draw:text-box>
            <text:p text:style-name="P4"><text:span text:style-name="T4">Calcu</text:span>l</text:p>
          </draw:text-box>
        </draw:frame>
        <draw:frame draw:style-name="gr22" draw:text-style-name="P14" draw:layer="layout" svg:width="3.598cm" svg:height="0.889cm" svg:x="16.452cm" svg:y="5.318cm">
          <draw:text-box>
            <text:p text:style-name="P11"><text:span text:style-name="T4">Sauvegar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5:57.561428420</meta:creation-date>
    <dc:date>2021-05-13T12:26:56.166031537</dc:date>
    <meta:editing-duration>PT9M17S</meta:editing-duration>
    <meta:editing-cycles>1</meta:editing-cycles>
    <meta:document-statistic meta:object-count="31"/>
    <meta:generator>LibreOffice/6.4.7.2$Linux_X86_64 LibreOffice_project/40$Build-2</meta:generator>
  </office:meta>
</office:document-meta>
</file>